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714cm" style:rel-column-width="33589*"/>
    </style:style>
    <style:style style:name="Tabela2.B" style:family="table-column">
      <style:table-column-properties style:column-width="8.287cm" style:rel-column-width="31946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1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1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1" fo:font-size="20pt" fo:font-style="italic" fo:font-weight="bold" officeooo:rsid="002b93ca" officeooo:paragraph-rsid="002b93ca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1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font-name="Arial1" fo:font-size="16pt" fo:font-style="italic" fo:font-weight="bold" officeooo:rsid="001fe870" officeooo:paragraph-rsid="002b93ca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officeooo:paragraph-rsid="001fe870"/>
    </style:style>
    <style:style style:name="P8" style:family="paragraph" style:parent-style-name="Table_20_Contents">
      <style:text-properties style:font-name="Arial1" fo:font-size="14pt" officeooo:rsid="00273f22" officeooo:paragraph-rsid="00273f22" style:font-size-asian="14pt" style:font-size-complex="14pt"/>
    </style:style>
    <style:style style:name="P9" style:family="paragraph" style:parent-style-name="Table_20_Contents">
      <style:text-properties style:font-name="Arial1" fo:font-size="14pt" officeooo:rsid="0029a65f" officeooo:paragraph-rsid="0029a65f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4pt" officeooo:rsid="0029a65f" officeooo:paragraph-rsid="0029a65f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14pt" officeooo:rsid="002b93ca" officeooo:paragraph-rsid="002b93ca" style:font-size-asian="14pt" style:font-size-complex="14pt"/>
    </style:style>
    <style:style style:name="P12" style:family="paragraph" style:parent-style-name="Table_20_Contents">
      <style:text-properties style:font-name="Arial1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89d92" officeooo:paragraph-rsid="00289d92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4pt" fo:font-style="italic" fo:font-weight="bold" officeooo:rsid="002b93ca" officeooo:paragraph-rsid="002b93ca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text-properties style:font-name="Arial1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able_20_Contents">
      <style:text-properties style:font-name="Arial1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 style:list-style-name="L1">
      <style:text-properties officeooo:paragraph-rsid="00218f55"/>
    </style:style>
    <style:style style:name="P21" style:family="paragraph" style:parent-style-name="Standard" style:list-style-name="L2">
      <style:text-properties officeooo:paragraph-rsid="0029a65f"/>
    </style:style>
    <style:style style:name="P22" style:family="paragraph" style:parent-style-name="Standard" style:list-style-name="L2">
      <style:text-properties officeooo:paragraph-rsid="002b93ca"/>
    </style:style>
    <style:style style:name="P23" style:family="paragraph" style:parent-style-name="Standard" style:list-style-name="L1">
      <style:text-properties fo:font-size="22pt" fo:font-style="italic" officeooo:rsid="001fe870" officeooo:paragraph-rsid="0029a65f" style:font-size-asian="22pt" style:font-style-asian="italic" style:font-size-complex="22pt" style:font-style-complex="italic"/>
    </style:style>
    <style:style style:name="P24" style:family="paragraph" style:parent-style-name="Standard">
      <style:text-properties fo:font-size="22pt" fo:font-style="italic" officeooo:rsid="001fe870" officeooo:paragraph-rsid="0030eb1a" style:font-size-asian="22pt" style:font-style-asian="italic" style:font-size-complex="22pt" style:font-style-complex="italic"/>
    </style:style>
    <style:style style:name="P25" style:family="paragraph" style:parent-style-name="Standard" style:list-style-name="L6">
      <style:text-properties officeooo:paragraph-rsid="0030eb1a"/>
    </style:style>
    <style:style style:name="P26" style:family="paragraph" style:parent-style-name="Table_20_Contents" style:list-style-name="L3">
      <style:text-properties style:font-name="Arial1" fo:font-size="14pt" officeooo:rsid="0029a65f" officeooo:paragraph-rsid="0029a65f" style:font-size-asian="14pt" style:font-size-complex="14pt"/>
    </style:style>
    <style:style style:name="P27" style:family="paragraph" style:parent-style-name="Table_20_Contents">
      <style:text-properties style:font-name="Arial1" fo:font-size="14pt" officeooo:rsid="0030eb1a" officeooo:paragraph-rsid="0030eb1a" style:font-size-asian="14pt" style:font-size-complex="14pt"/>
    </style:style>
    <style:style style:name="P28" style:family="paragraph" style:parent-style-name="Table_20_Contents">
      <style:text-properties style:font-name="Arial1" fo:font-size="14pt" officeooo:rsid="00306f1d" officeooo:paragraph-rsid="0030eb1a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a043" officeooo:paragraph-rsid="0030eb1a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8f55" officeooo:paragraph-rsid="0030eb1a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Table_20_Contents">
      <style:text-properties style:font-name="Arial1" fo:font-size="14pt" fo:font-style="italic" officeooo:rsid="0030eb1a" officeooo:paragraph-rsid="0030eb1a" style:font-size-asian="14pt" style:font-style-asian="italic" style:font-size-complex="14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b93ca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eebe9" style:font-style-asian="normal" style:font-weight-asian="normal" style:font-style-complex="normal" style:font-weight-complex="normal"/>
    </style:style>
    <style:style style:name="T5" style:family="text">
      <style:text-properties style:font-name="Arial1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1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1" fo:font-size="16pt" fo:font-style="italic" style:text-underline-style="none" fo:font-weight="bold" officeooo:rsid="0029a65f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1" fo:font-size="16pt" fo:font-style="italic" style:text-underline-style="none" fo:font-weight="bold" officeooo:rsid="002b93ca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1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1" fo:font-size="16pt" fo:font-style="italic" officeooo:rsid="001fe870" style:font-size-asian="16pt" style:font-style-asian="italic" style:font-size-complex="16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b93ca" style:font-weight-asian="bold" style:font-weight-complex="bold"/>
    </style:style>
    <style:style style:name="T13" style:family="text">
      <style:text-properties officeooo:rsid="002b93ca"/>
    </style:style>
    <style:style style:name="T14" style:family="text">
      <style:text-properties officeooo:rsid="0031063c"/>
    </style:style>
    <style:style style:name="T15" style:family="text">
      <style:text-properties officeooo:rsid="0030eb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13">5.03 </text:span>– <text:span text:style-name="T1">Gerenciar Atendimentos – </text:span></text:p>
      <text:p text:style-name="P4"><text:s text:c="17"/><text:span text:style-name="T15">Pesquisar </text:span>Atendimentos <text:s text:c="14"/><text:tab/> <text:s/><text:tab/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Como <text:span text:style-name="T2">Administrador</text:span></text:p>
            <text:p text:style-name="P19">Eu quero <text:span text:style-name="T4">listar e consultar atendimentos cadastrados</text:span></text:p>
            <text:p text:style-name="P19">De modo que <text:span text:style-name="T2">eu possa mantê-lo </text:span><text:span text:style-name="T3">e </text:span><text:span text:style-name="T4">finalizá-los</text:span></text:p>
          </table:table-cell>
        </table:table-row>
      </table:table>
      <text:p text:style-name="P1"/>
      <text:p text:style-name="P1"/>
      <text:p text:style-name="P2">Detalhes de Implementação:</text:p>
      <text:p text:style-name="P5"/>
      <text:list xml:id="list1048672198" text:style-name="L6">
        <text:list-item>
          <text:p text:style-name="P25"><text:span text:style-name="T9">Critérios de Pesquisa</text:span><text:span text:style-name="T10">:<text:line-break/></text:span>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9">Nome do Campo</text:p>
          </table:table-cell>
          <table:table-cell table:style-name="Tabela2.B1" office:value-type="string">
            <text:p text:style-name="P30">Campo BD</text:p>
          </table:table-cell>
        </table:table-row>
        <table:table-row>
          <table:table-cell table:style-name="Tabela2.A2" office:value-type="string">
            <text:p text:style-name="P31">Animal</text:p>
          </table:table-cell>
          <table:table-cell table:style-name="Tabela2.B2" office:value-type="string">
            <text:p text:style-name="P27">ANIMAL.NOME</text:p>
          </table:table-cell>
        </table:table-row>
        <table:table-row>
          <table:table-cell table:style-name="Tabela2.A2" office:value-type="string">
            <text:p text:style-name="P31">Procedimento</text:p>
          </table:table-cell>
          <table:table-cell table:style-name="Tabela2.B2" office:value-type="string">
            <text:p text:style-name="P28">PROCEDIMENTO.ID_PROCEDIMENTO</text:p>
          </table:table-cell>
        </table:table-row>
        <table:table-row>
          <table:table-cell table:style-name="Tabela2.A2" office:value-type="string">
            <text:p text:style-name="P31">IS_FINALIZADO</text:p>
          </table:table-cell>
          <table:table-cell table:style-name="Tabela2.B2" office:value-type="string">
            <text:p text:style-name="P27">ATENDIMENTO.IS_FINALIZADO</text:p>
          </table:table-cell>
        </table:table-row>
        <table:table-row>
          <table:table-cell table:style-name="Tabela2.A2" office:value-type="string">
            <text:p text:style-name="P31">Data</text:p>
          </table:table-cell>
          <table:table-cell table:style-name="Tabela2.B2" office:value-type="string">
            <text:p text:style-name="P27">ATENDIMENTO.DATA</text:p>
          </table:table-cell>
        </table:table-row>
      </table:table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7:03:20.212000000</dc:date>
    <meta:editing-duration>PT40M2S</meta:editing-duration>
    <meta:editing-cycles>14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17" meta:word-count="43" meta:character-count="393" meta:non-whitespace-character-count="328"/>
  </office:meta>
</office:document-meta>
</file>